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3399ff" fo:font-size="14pt" style:font-size-asian="14pt" style:font-size-complex="14pt"/>
    </style:style>
    <style:style style:name="P4" style:family="paragraph" style:parent-style-name="Standard">
      <style:text-properties fo:color="#ff6600" fo:font-size="14pt" style:font-size-asian="14pt" style:font-size-complex="14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ccff" fo:font-size="14pt" style:font-size-asian="14pt" style:font-size-complex="14pt"/>
    </style:style>
    <style:style style:name="P7" style:family="paragraph" style:parent-style-name="Standard">
      <style:text-properties fo:color="#ff6600" fo:font-size="14pt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6600"/>
    </style:style>
    <style:style style:name="T3" style:family="text">
      <style:text-properties fo:color="#00cc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>Base de datos relacional:</text:p>
      <text:p text:style-name="P1"><text:s text:c="2"/>Es un sistema de almacenamiento de datos que organiza la información en <text:span text:style-name="T4">tablas</text:span> interconectadas.</text:p>
      <text:p text:style-name="P1">La base de datos esta compuesta de una o varias tablas, y las tablas, a su vez estan compuestas de uno o varios <text:span text:style-name="T4">campos</text:span>(atributos) donde algunos pueden ser declarados como <text:span text:style-name="T4">claves primarias o extranjeras </text:span><text:span text:style-name="T5">de la tabla donde estan presentes ;</text:span> donde:</text:p>
      <text:p text:style-name="P3"><text:span text:style-name="T2">Campos y Clave Primaria</text:span>:</text:p>
      <text:p text:style-name="P1"><text:tab/>Cada tabla tiene varios <text:span text:style-name="T1">campos (columnas)</text:span> que describen diferentes atributos.</text:p>
      <text:p text:style-name="P1"><text:tab/>Uno o más de estos campos se puede designae como clave primaria.</text:p>
      <text:p text:style-name="P1"><text:s text:c="6"/>La clave primaria es un campo especial que:</text:p>
      <text:p text:style-name="P1"><text:tab/>Identifica de forma<text:span text:style-name="T4"> única</text:span> cada fila de la tabla.</text:p>
      <text:p text:style-name="P1"><text:tab/><text:span text:style-name="T4">No </text:span>puede contener valores <text:span text:style-name="T4">duplicados</text:span> ni nulos.</text:p>
      <text:p text:style-name="P1"><text:tab/>A menudo es un campo de ID autoincrementado.</text:p>
      <text:p text:style-name="P4">Campos y Clave Extranjera:</text:p>
      <text:p text:style-name="P1"><text:tab/>Una clave extranjera es un campo (o conjunto de campos) en una tabla que se <text:tab/>refiere a la clave primaria de otra tabla.</text:p>
      <text:p text:style-name="P1"><text:tab/>Establece una relación entre dos tablas.</text:p>
      <text:p text:style-name="P1"><text:tab/>Puede ser cualquier campo regular de la tabla, pero su valor debe coincidir con <text:tab/>un valor existente en la clave primaria de la tabla referenciada.</text:p>
      <text:p text:style-name="P1"/>
      <text:p text:style-name="P2">Ejemplo práctico:</text:p>
      <text:p text:style-name="P1"/>
      <text:p text:style-name="P1">Tabla "Empleados":</text:p>
      <text:p text:style-name="P1">Campos: ID_Empleado (clave primaria), Nombre, Apellido, ID_Departamento (clave extranjera)</text:p>
      <text:p text:style-name="P1">Tabla "Departamentos":</text:p>
      <text:p text:style-name="P1">Campos: ID_Departamento (clave primaria), Nombre_Departamento</text:p>
      <text:p text:style-name="P1">Aquí, ID_Departamento en "Empleados" es una clave extranjera que se relaciona con ID_Departamento en "Departamentos".</text:p>
      <text:p text:style-name="P1"/>
      <text:p text:style-name="P2"><text:span text:style-name="T3">Resumen </text:span>y mas <text:span text:style-name="T2">ejemplos :</text:span></text:p>
      <text:p text:style-name="P1"/>
      <text:p text:style-name="P1"><text:tab/>La base de datos esta compuesta de una o varias tablas, y las tables estan compuestas de campos(atributos) donde algunos pueden ser declarados acomo claves primarias o extranjeras.</text:p>
      <text:p text:style-name="P6">1. Clave Primaria:</text:p>
      <text:p text:style-name="P1">Es un identificador único para cada fila en una tabla.</text:p>
      <text:p text:style-name="P1">No puede repetirse ni ser nula.</text:p>
      <text:p text:style-name="P1">Ejemplo: El número de DNI en una tabla de personas.</text:p>
      <text:p text:style-name="P1"/>
      <text:p text:style-name="P6">2.Clave Extranjera:</text:p>
      <text:p text:style-name="P1">Es una columna que se refiere a la clave primaria de otra tabla.</text:p>
      <text:p text:style-name="P1">Establece una relación entre dos tablas.</text:p>
      <text:p text:style-name="P1"><text:soft-page-break/>Ejemplo: El ID del departamento en una tabla de empleados, que se refiere al ID en la tabla de departamentos.</text:p>
      <text:p text:style-name="P1"/>
      <text:p text:style-name="P4">1. Sistema de una biblioteca:</text:p>
      <text:p text:style-name="P1"><text:s/>Tabla "Libros":</text:p>
      <text:p text:style-name="P1">Clave Primaria: ISBN</text:p>
      <text:p text:style-name="P1">Otros campos: Título, Autor, Año de publicación</text:p>
      <text:p text:style-name="P1"><text:s/>Tabla "Préstamos":</text:p>
      <text:p text:style-name="P1">Clave Primaria: ID_Préstamo</text:p>
      <text:p text:style-name="P1">Clave Extranjera: ISBN (del libro prestado)</text:p>
      <text:p text:style-name="P1">Otros campos: Fecha_préstamo, Fecha_devolución</text:p>
      <text:p text:style-name="P1"/>
      <text:p text:style-name="P4">2.Red social:</text:p>
      <text:p text:style-name="P1"><text:s/>Tabla "Usuarios":</text:p>
      <text:p text:style-name="P1">Clave Primaria: ID_Usuario</text:p>
      <text:p text:style-name="P1">Otros campos: Nombre, Email, Fecha_registro</text:p>
      <text:p text:style-name="P1"><text:s/>Tabla "Publicaciones":</text:p>
      <text:p text:style-name="P1">Clave Primaria: ID_Publicación</text:p>
      <text:p text:style-name="P1">Clave Extranjera: ID_Usuario (autor de la publicación)</text:p>
      <text:p text:style-name="P1">Otros campos: Contenido, Fecha_publicación</text:p>
      <text:p text:style-name="P1"/>
      <text:p text:style-name="P4">3.Tienda en línea:</text:p>
      <text:p text:style-name="P1"><text:s/>Tabla "Productos":</text:p>
      <text:p text:style-name="P1">Clave Primaria: ID_Producto</text:p>
      <text:p text:style-name="P1">Otros campos: Nombre, Precio, Stock</text:p>
      <text:p text:style-name="P1"/>
      <text:p text:style-name="P1"><text:s/>Tabla "Pedidos":</text:p>
      <text:p text:style-name="P1">Clave Primaria: ID_Pedido</text:p>
      <text:p text:style-name="P1">Clave Extranjera: ID_Cliente (quien realizó el pedido)</text:p>
      <text:p text:style-name="P1"/>
      <text:p text:style-name="P1"><text:s/>Tabla "Detalles_Pedido":</text:p>
      <text:p text:style-name="P1">Claves Extranjeras: ID_Pedido, ID_Producto</text:p>
      <text:p text:style-name="P1">Otros campos: Cantidad, Precio_unitario</text:p>
      <text:p text:style-name="P1">Estos ejemplos muestran cómo las claves primarias y extranjeras se utilizan para estructurar y relacionar datos en diferentes contex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u Hermosilla</meta:initial-creator>
    <meta:creation-date>2024-09-18T18:44:23.14</meta:creation-date>
    <dc:date>2024-09-19T00:45:46.89</dc:date>
    <dc:creator>Edu Hermosilla</dc:creator>
    <meta:editing-duration>PT22M15S</meta:editing-duration>
    <meta:editing-cycles>3</meta:editing-cycles>
    <meta:generator>OpenOffice/4.1.14$Win32 OpenOffice.org_project/4114m1$Build-9811</meta:generator>
    <meta:document-statistic meta:table-count="0" meta:image-count="0" meta:object-count="0" meta:page-count="2" meta:paragraph-count="57" meta:word-count="428" meta:character-count="2906"/>
  </office:meta>
</office:document-meta>
</file>